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1E1400000E5F9E103C44.svm" manifest:media-type=""/>
  <manifest:file-entry manifest:full-path="Pictures/2000000900002F3C000008B055FB0DB1.svm" manifest:media-type=""/>
  <manifest:file-entry manifest:full-path="Pictures/2000000900001B3000001A27A8CDCD3B.svm" manifest:media-type=""/>
  <manifest:file-entry manifest:full-path="Pictures/2000000900003E0400001689873E7D81.svm" manifest:media-type=""/>
  <manifest:file-entry manifest:full-path="Pictures/200000090000635300000DA6FF95A7C0.svm" manifest:media-type=""/>
  <manifest:file-entry manifest:full-path="Pictures/20000009000041F1000025EFB2968EAC.svm" manifest:media-type=""/>
  <manifest:file-entry manifest:full-path="Pictures/2000000900002FDB00000D56EB87512A.svm" manifest:media-type=""/>
  <manifest:file-entry manifest:full-path="Pictures/200000090000256B0000200BA6A57FD4.svm" manifest:media-type=""/>
  <manifest:file-entry manifest:full-path="Pictures/200000090000267400002C3DF3995D13.svm" manifest:media-type=""/>
  <manifest:file-entry manifest:full-path="Pictures/2000000900002D950000328B12B103FB.svm" manifest:media-type=""/>
  <manifest:file-entry manifest:full-path="Pictures/2000000900002FC100001F37B17F0628.svm" manifest:media-type=""/>
  <manifest:file-entry manifest:full-path="Pictures/20000009000026C3000013F3B5C0CA53.svm" manifest:media-type=""/>
  <manifest:file-entry manifest:full-path="Pictures/200000090000274700001320F536F2F9.svm" manifest:media-type=""/>
  <manifest:file-entry manifest:full-path="Pictures/2000000900004E73000028353FE38E37.svm" manifest:media-type=""/>
  <manifest:file-entry manifest:full-path="Pictures/200000090000458F00001DFA5F3ABC77.svm" manifest:media-type=""/>
  <manifest:file-entry manifest:full-path="Pictures/2000000900006C6C00001F8792997180.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d44a"/>
    </style:style>
    <style:style style:name="P2" style:family="paragraph" style:parent-style-name="Standard">
      <style:text-properties officeooo:rsid="0004d44a" officeooo:paragraph-rsid="0004d44a"/>
    </style:style>
    <style:style style:name="P3" style:family="paragraph" style:parent-style-name="Standard">
      <style:text-properties officeooo:rsid="000c6972" officeooo:paragraph-rsid="000c6972"/>
    </style:style>
    <style:style style:name="P4" style:family="paragraph" style:parent-style-name="Standard">
      <style:text-properties fo:font-weight="bold" officeooo:rsid="000c6972" officeooo:paragraph-rsid="000c6972" style:font-weight-asian="bold" style:font-weight-complex="bold"/>
    </style:style>
    <style:style style:name="P5" style:family="paragraph" style:parent-style-name="Standard">
      <style:text-properties fo:font-weight="bold" officeooo:rsid="0004d44a" officeooo:paragraph-rsid="0004d44a" style:font-weight-asian="bold" style:font-weight-complex="bold"/>
    </style:style>
    <style:style style:name="P6" style:family="paragraph" style:parent-style-name="Standard">
      <style:text-properties officeooo:rsid="000e0096" officeooo:paragraph-rsid="000e0096"/>
    </style:style>
    <style:style style:name="P7" style:family="paragraph" style:parent-style-name="Standard">
      <style:text-properties officeooo:rsid="000e0096" officeooo:paragraph-rsid="000fba1e"/>
    </style:style>
    <style:style style:name="P8" style:family="paragraph" style:parent-style-name="Standard">
      <style:text-properties officeooo:rsid="000fba1e" officeooo:paragraph-rsid="000e0096"/>
    </style:style>
    <style:style style:name="P9" style:family="paragraph" style:parent-style-name="Standard">
      <style:text-properties officeooo:rsid="000fba1e" officeooo:paragraph-rsid="000fba1e"/>
    </style:style>
    <style:style style:name="P10" style:family="paragraph" style:parent-style-name="Standard">
      <style:paragraph-properties fo:text-align="start" style:justify-single-word="false"/>
      <style:text-properties officeooo:rsid="000fba1e" officeooo:paragraph-rsid="000fba1e"/>
    </style:style>
    <style:style style:name="P11" style:family="paragraph" style:parent-style-name="Standard">
      <style:paragraph-properties fo:text-align="start" style:justify-single-word="false"/>
      <style:text-properties officeooo:rsid="000fba1e" officeooo:paragraph-rsid="001066c5"/>
    </style:style>
    <style:style style:name="P12" style:family="paragraph" style:parent-style-name="Standard">
      <style:paragraph-properties fo:text-align="start" style:justify-single-word="false"/>
      <style:text-properties officeooo:rsid="001066c5" officeooo:paragraph-rsid="001066c5"/>
    </style:style>
    <style:style style:name="P13" style:family="paragraph" style:parent-style-name="Standard">
      <style:text-properties officeooo:rsid="001066c5" officeooo:paragraph-rsid="001066c5"/>
    </style:style>
    <style:style style:name="P14" style:family="paragraph" style:parent-style-name="Standard">
      <style:text-properties officeooo:rsid="001066c5" officeooo:paragraph-rsid="0010f905"/>
    </style:style>
    <style:style style:name="P15" style:family="paragraph" style:parent-style-name="Standard">
      <style:text-properties officeooo:rsid="0010f905" officeooo:paragraph-rsid="0010f905"/>
    </style:style>
    <style:style style:name="P16" style:family="paragraph" style:parent-style-name="Standard">
      <style:text-properties officeooo:rsid="0011812f" officeooo:paragraph-rsid="0011812f"/>
    </style:style>
    <style:style style:name="P17" style:family="paragraph" style:parent-style-name="Standard">
      <style:text-properties officeooo:rsid="00138732" officeooo:paragraph-rsid="00138732"/>
    </style:style>
    <style:style style:name="P18" style:family="paragraph" style:parent-style-name="Standard">
      <style:text-properties officeooo:rsid="00138732" officeooo:paragraph-rsid="001485c6"/>
    </style:style>
    <style:style style:name="P19" style:family="paragraph" style:parent-style-name="Standard">
      <style:text-properties officeooo:rsid="001485c6" officeooo:paragraph-rsid="001485c6"/>
    </style:style>
    <style:style style:name="P20" style:family="paragraph" style:parent-style-name="Standard">
      <style:text-properties officeooo:rsid="0018473b" officeooo:paragraph-rsid="0018473b"/>
    </style:style>
    <style:style style:name="P21" style:family="paragraph" style:parent-style-name="Standard">
      <style:text-properties officeooo:rsid="001a3c44" officeooo:paragraph-rsid="001a3c44"/>
    </style:style>
    <style:style style:name="P22" style:family="paragraph" style:parent-style-name="Standard">
      <style:text-properties officeooo:rsid="001a3c44" officeooo:paragraph-rsid="001d69d8"/>
    </style:style>
    <style:style style:name="P23" style:family="paragraph" style:parent-style-name="Standard">
      <style:text-properties officeooo:rsid="001d69d8" officeooo:paragraph-rsid="001d69d8"/>
    </style:style>
    <style:style style:name="P24" style:family="paragraph" style:parent-style-name="Standard">
      <style:text-properties officeooo:rsid="00205a64" officeooo:paragraph-rsid="00205a64"/>
    </style:style>
    <style:style style:name="P25" style:family="paragraph" style:parent-style-name="Standard">
      <style:text-properties officeooo:rsid="0022346a" officeooo:paragraph-rsid="0022346a"/>
    </style:style>
    <style:style style:name="P26" style:family="paragraph" style:parent-style-name="Standard">
      <style:text-properties officeooo:rsid="0023b6eb" officeooo:paragraph-rsid="0023b6eb"/>
    </style:style>
    <style:style style:name="P27" style:family="paragraph" style:parent-style-name="Standard">
      <style:text-properties officeooo:rsid="0026e164" officeooo:paragraph-rsid="0026e164"/>
    </style:style>
    <style:style style:name="P28" style:family="paragraph" style:parent-style-name="Standard">
      <style:text-properties officeooo:rsid="0026fbde" officeooo:paragraph-rsid="0026e164"/>
    </style:style>
    <style:style style:name="P29" style:family="paragraph" style:parent-style-name="Standard">
      <style:text-properties officeooo:rsid="0026fbde" officeooo:paragraph-rsid="0026fbde"/>
    </style:style>
    <style:style style:name="P30" style:family="paragraph" style:parent-style-name="Standard">
      <style:text-properties officeooo:rsid="0028710e" officeooo:paragraph-rsid="00287759"/>
    </style:style>
    <style:style style:name="P31" style:family="paragraph" style:parent-style-name="Standard">
      <style:text-properties officeooo:rsid="00287759" officeooo:paragraph-rsid="00287759"/>
    </style:style>
    <style:style style:name="P32" style:family="paragraph" style:parent-style-name="Standard">
      <style:text-properties officeooo:rsid="001485c6" officeooo:paragraph-rsid="001485c6"/>
    </style:style>
    <style:style style:name="T1" style:family="text">
      <style:text-properties officeooo:rsid="000c6972"/>
    </style:style>
    <style:style style:name="T2" style:family="text">
      <style:text-properties officeooo:rsid="000e0096"/>
    </style:style>
    <style:style style:name="T3" style:family="text">
      <style:text-properties officeooo:rsid="001066c5"/>
    </style:style>
    <style:style style:name="T4" style:family="text">
      <style:text-properties officeooo:rsid="0010f905"/>
    </style:style>
    <style:style style:name="T5" style:family="text">
      <style:text-properties officeooo:rsid="00121a80"/>
    </style:style>
    <style:style style:name="T6" style:family="text">
      <style:text-properties officeooo:rsid="00138732"/>
    </style:style>
    <style:style style:name="T7" style:family="text">
      <style:text-properties officeooo:rsid="001485c6"/>
    </style:style>
    <style:style style:name="T8" style:family="text">
      <style:text-properties officeooo:rsid="001580f2"/>
    </style:style>
    <style:style style:name="T9" style:family="text">
      <style:text-properties officeooo:rsid="001a0cdc"/>
    </style:style>
    <style:style style:name="T10" style:family="text">
      <style:text-properties officeooo:rsid="001a3c44"/>
    </style:style>
    <style:style style:name="T11" style:family="text">
      <style:text-properties officeooo:rsid="001c67ae"/>
    </style:style>
    <style:style style:name="T12" style:family="text">
      <style:text-properties officeooo:rsid="001d69d8"/>
    </style:style>
    <style:style style:name="T13" style:family="text">
      <style:text-properties officeooo:rsid="001fe50a"/>
    </style:style>
    <style:style style:name="T14" style:family="text">
      <style:text-properties officeooo:rsid="00205a64"/>
    </style:style>
    <style:style style:name="T15" style:family="text">
      <style:text-properties officeooo:rsid="0023b6eb"/>
    </style:style>
    <style:style style:name="T16" style:family="text">
      <style:text-properties officeooo:rsid="00287759"/>
    </style:style>
    <style:style style:name="T17" style:family="text">
      <style:text-properties officeooo:rsid="002a034b"/>
    </style:style>
    <style:style style:name="T18" style:family="text">
      <style:text-properties officeooo:rsid="002ba9e1"/>
    </style:style>
    <style:style style:name="T19" style:family="text">
      <style:text-properties officeooo:rsid="002cb5f3"/>
    </style:style>
    <style:style style:name="T20" style:family="text">
      <style:text-properties officeooo:rsid="002ebbe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 your project, there are only <text:span text:style-name="T1">4</text:span> things that you need to know:</text:p>
      <text:p text:style-name="P2"/>
      <text:p text:style-name="P4">0) project structure</text:p>
      <text:p text:style-name="P5">1) how to expose your data into QML <text:span text:style-name="T1">(useful in handling app settings/data models)</text:span></text:p>
      <text:p text:style-name="P5">2) how to make a connection between QML signal and C++ slot</text:p>
      <text:p text:style-name="P5">3) how to make a connection between C++ signal and QML slot</text:p>
      <text:p text:style-name="P1"/>
      <text:p text:style-name="P3">Starting from the beginning, application consists mainly of components that we placed into "/components" directory of resources file. <text:span text:style-name="T2">Most of them you can see below:</text:span></text:p>
      <text:p text:style-name="P3"/>
      <text:p text:style-name="P3"/>
      <text:p text:style-name="P3"><draw:frame draw:style-name="fr1" draw:name="Obraz1" text:anchor-type="paragraph" svg:width="19.001cm" svg:height="5.525cm" draw:z-index="0"><draw:image xlink:href="Pictures/2000000900006C6C00001F8792997180.svm" xlink:type="simple" xlink:show="embed" xlink:actuate="onLoad"/></draw:frame></text:p>
      <text:p text:style-name="P3"/>
      <text:p text:style-name="P3"/>
      <text:p text:style-name="P6">Each component are represented by:</text:p>
      <text:p text:style-name="P6">1 – PantheonDropdown.qml</text:p>
      <text:p text:style-name="P6">2 – TabViewHeader.qml</text:p>
      <text:p text:style-name="P6">3 – ToolButton.qml</text:p>
      <text:p text:style-name="P6">4 – ToolButton.qml</text:p>
      <text:p text:style-name="P6">5 – ToolButton.qml</text:p>
      <text:p text:style-name="P6">6 – LocationBar.qml</text:p>
      <text:p text:style-name="P6">7 – RolesDropdown.qml</text:p>
      <text:p text:style-name="P6">8 – RoleInfo.qml</text:p>
      <text:p text:style-name="P6">9 – HomeButton.qml</text:p>
      <text:p text:style-name="P6">10 – CreationStackButton.qml (inherits from ToolButton.qml)</text:p>
      <text:p text:style-name="P6">11 – ApplicationsButton.qml (inherits from ToolButton.qml)</text:p>
      <text:p text:style-name="P6">12 – PeersButton.qml (inherits from ToolButton.qml)</text:p>
      <text:p text:style-name="P6">13 – MessagesButton.qml (inherits from ToolButton.qml)</text:p>
      <text:p text:style-name="P6">14 – NotificationsButton.qml (inherits from ToolButton.qml)</text:p>
      <text:p text:style-name="P6">15 – MoreButton.qml (inherits from ToolButton.qml)</text:p>
      <text:p text:style-name="P6"/>
      <text:p text:style-name="P11">Most of these Items exists as a content of some Tab. Tabs are created dynamically so for example LocationBar/RolesDropdown instances can exists more than once in the whole application. <text:span text:style-name="T3">We are guessing that the data model used in MessagesButton.qml (for example) will be always the same. Remember that you don't need to make an individual instances of your list model for each Tab in application. You need to create only one (using singleton is good idea here) <text:s/>and pass it to QML as (for example) global object.</text:span></text:p>
      <text:p text:style-name="P10"/>
      <text:p text:style-name="P12">So let's say we want to store application width and height in some settings file. You can do that with <text:s/>all 3 ways that was mentioned at the beginning. But the best idea for this kind of problem will rely on the appropriate singleton created on c++ side.</text:p>
      <text:p text:style-name="P12"><text:soft-page-break/></text:p>
      <text:p text:style-name="P12">In main.qml we have:</text:p>
      <text:p text:style-name="P12"/>
      <text:p text:style-name="P12"><draw:frame draw:style-name="fr1" draw:name="Obraz2" text:anchor-type="paragraph" svg:width="10.054cm" svg:height="4.897cm" draw:z-index="1"><draw:image xlink:href="Pictures/200000090000274700001320F536F2F9.svm" xlink:type="simple" xlink:show="embed" xlink:actuate="onLoad"/></draw:frame></text:p>
      <text:p text:style-name="P10"/>
      <text:p text:style-name="P9"/>
      <text:p text:style-name="P9"/>
      <text:p text:style-name="P6"/>
      <text:p text:style-name="P8"/>
      <text:p text:style-name="P7"/>
      <text:p text:style-name="P7"/>
      <text:p text:style-name="P7"/>
      <text:p text:style-name="P7"/>
      <text:p text:style-name="P7"/>
      <text:p text:style-name="P13">We can replace it by:</text:p>
      <text:p text:style-name="P13"/>
      <text:p text:style-name="P13"><draw:frame draw:style-name="fr1" draw:name="Obraz3" text:anchor-type="paragraph" svg:width="9.924cm" svg:height="5.106cm" draw:z-index="2"><draw:image xlink:href="Pictures/20000009000026C3000013F3B5C0CA53.svm"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14">Of course QML engine doesn't know what is <text:span text:style-name="T4">that "</text:span>globalThing", so we need <text:span text:style-name="T4">to provide such information before engine will start loading. But before, lets create appropriate c++ class:</text:span></text:p>
      <text:p text:style-name="P14"/>
      <text:p text:style-name="P15">global.h</text:p>
      <text:p text:style-name="P15"><draw:frame draw:style-name="fr2" draw:name="Obraz4" text:anchor-type="paragraph" svg:width="10.98cm" svg:height="12.174cm" draw:z-index="3"><draw:image xlink:href="Pictures/2000000900002D950000328B12B103FB.svm"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global.cpp</text:p>
      <text:p text:style-name="P15"/>
      <text:p text:style-name="P15"><draw:frame draw:style-name="fr1" draw:name="Obraz5" text:anchor-type="paragraph" svg:width="9.844cm" svg:height="11.324cm" draw:z-index="6"><draw:image xlink:href="Pictures/200000090000267400002C3DF3995D13.svm"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
      <text:p text:style-name="P16"/>
      <text:p text:style-name="P16"/>
      <text:p text:style-name="P16"/>
      <text:p text:style-name="P16"><text:span text:style-name="T6">The code</text:span> is obvious <text:span text:style-name="T19">I think. Now we need to pass the instance of this object as main context property of QML engine.</text:span></text:p>
      <text:p text:style-name="P16"/>
      <text:p text:style-name="P16"><draw:frame draw:style-name="fr2" draw:name="Obraz6" text:anchor-type="paragraph" svg:width="16.88cm" svg:height="9.71cm" draw:z-index="4"><draw:image xlink:href="Pictures/20000009000041F1000025EFB2968EAC.svm" xlink:type="simple" xlink:show="embed" xlink:actuate="onLoad"/></draw:frame></text:p>
      <text:p text:style-name="P17"/>
      <text:p text:style-name="P18"><text:soft-page-break/><text:span text:style-name="T7">From this moment</text:span> QML engine know what exactly is globalThing that we used in main.qml but still doesn't know anything about appWidth and appHeight properties. Of course we defined them already in global.h/global.cpp but even with this declarations/definitions engine will not recognize these properties <text:span text:style-name="T7">in qml</text:span>. To inform him about <text:span text:style-name="T7">them</text:span>, we need to use Q_PROPERTY macro as below:</text:p>
      <text:p text:style-name="P17"/>
      <text:p text:style-name="P17">modification of global.h</text:p>
      <text:p text:style-name="P17"/>
      <text:p text:style-name="P17"><draw:frame draw:style-name="fr3" draw:name="Obraz7" text:anchor-type="paragraph" svg:width="17cm" svg:height="7.327cm" draw:z-index="5"><draw:image xlink:href="Pictures/200000090000458F00001DFA5F3ABC77.svm" xlink:type="simple" xlink:show="embed" xlink:actuate="onLoad"/></draw:frame></text:p>
      <text:p text:style-name="P17">Read more about Q_PROPERTY here:</text:p>
      <text:p text:style-name="P17"/>
      <text:p text:style-name="P18"><text:a xlink:type="simple" xlink:href="http://qt-project.org/doc/qt-5/properties.html">http://qt-project.org/doc/qt-5/properties.html</text:a></text:p>
      <text:p text:style-name="P18"/>
      <text:p text:style-name="P19">Now everything should work. From c++ side we can do:</text:p>
      <text:p text:style-name="P18"/>
      <text:p text:style-name="P19">globalInstance().setAppWidth(1600);</text:p>
      <text:p text:style-name="P18"/>
      <text:p text:style-name="P19">And app window width will automatically change. Thanks to WRITE section of Q_PROPERTY macro we can do the same thing from QML side. For example</text:p>
      <text:p text:style-name="P19"/>
      <text:p text:style-name="P19">//some component.qml</text:p>
      <text:p text:style-name="P19">Component.onCompleted: globalThing.appWidth = 1600; //still works thanks to setAppWidth method of "global" class.</text:p>
      <text:p text:style-name="P19"/>
      <text:p text:style-name="P19">Note that you can do the same thing <text:span text:style-name="T13">to store home page url or to work </text:span>with data models. All you need to do, is read about QVariant class <text:span text:style-name="T13">(wen we are talking about data models)</text:span>, <text:span text:style-name="T8">especially about QVariant::fromValue method + additionally about QAbstractListModel.</text:span></text:p>
      <text:p text:style-name="P19"/>
      <text:p text:style-name="P20">In the whole applications you can find <text:span text:style-name="T13">a few </text:span>test models introduced only in order to see whether the interface behaves correctly. For example in MessagesButton.qml:</text:p>
      <text:p text:style-name="P20"/>
      <text:p text:style-name="P20"><draw:frame draw:style-name="fr2" draw:name="Obraz8" text:anchor-type="paragraph" svg:width="18.805cm" svg:height="3.164cm" draw:z-index="7"><draw:image xlink:href="Pictures/200000090000635300000DA6FF95A7C0.svm" xlink:type="simple" xlink:show="embed" xlink:actuate="onLoad"/></draw:frame></text:p>
      <text:p text:style-name="P19"><text:soft-page-break/></text:p>
      <text:p text:style-name="P20">The best idea would be to create appropriate class that inherits from QAbstractListModel with the same role names as on the picture above, put the instance of it into global class, and provide necessary informations about this object thanks to Q_PROPERTY macro (remember<text:span text:style-name="T9"> </text:span>about Q<text:span text:style-name="T11">V</text:span>ariant) <text:span text:style-name="T10">The last thing you need is to modify "model" property of ListView Instance like below:</text:span></text:p>
      <text:p text:style-name="P20"/>
      <text:p text:style-name="P21">MessagesButton.qml</text:p>
      <text:p text:style-name="P20"><draw:frame draw:style-name="fr1" draw:name="Obraz9" text:anchor-type="paragraph" svg:width="15.877cm" svg:height="5.77cm" draw:z-index="8"><draw:image xlink:href="Pictures/2000000900003E0400001689873E7D81.svm"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Our singleton doesn't solve <text:span text:style-name="T12">(in an elegant way) </text:span>the problem <text:span text:style-name="T12">in which we need to react on menu/button clicked. It's possible to create appropriate slots/signals directly in "global" class but with this approach the whole c++ code will be placed in one class (it doesn't looks nice)</text:span></text:p>
      <text:p text:style-name="P23"/>
      <text:p text:style-name="P23"><text:span text:style-name="T14">Let's</text:span> say we would like to <text:span text:style-name="T14">close application when we click on the last menu item:</text:span></text:p>
      <text:p text:style-name="P23"/>
      <text:p text:style-name="P23"><draw:frame draw:style-name="fr1" draw:name="Obraz10" text:anchor-type="paragraph" svg:width="6.96cm" svg:height="6.696cm" draw:z-index="9"><draw:image xlink:href="Pictures/2000000900001B3000001A27A8CDCD3B.svm"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All necessary signals are place in main.qml here:</text:p>
      <text:p text:style-name="P24"/>
      <text:p text:style-name="P24"><draw:frame draw:style-name="fr2" draw:name="Obraz11" text:anchor-type="paragraph" svg:width="17.588cm" svg:height="9.013cm" draw:z-index="10"><draw:image xlink:href="Pictures/2000000900004E73000028353FE38E37.svm" xlink:type="simple" xlink:show="embed" xlink:actuate="onLoad"/></draw:frame></text:p>
      <text:p text:style-name="P25">The only thing we need to to is to connect to them, so I think it would be nice to create another class called mainWindow</text:p>
      <text:p text:style-name="P25"/>
      <text:p text:style-name="P25"><draw:frame draw:style-name="fr4" draw:name="Obraz13" text:anchor-type="paragraph" svg:x="8.209cm" svg:y="0cm" svg:width="10.79cm" svg:height="7.385cm" draw:z-index="12"><draw:image xlink:href="Pictures/2000000900002FC100001F37B17F0628.svm" xlink:type="simple" xlink:show="embed" xlink:actuate="onLoad"/></draw:frame><draw:frame draw:style-name="fr4" draw:name="Obraz12" text:anchor-type="paragraph" svg:x="-0.39cm" svg:y="0cm" svg:width="8.918cm" svg:height="7.888cm" draw:z-index="11"><draw:image xlink:href="Pictures/200000090000256B0000200BA6A57FD4.svm" xlink:type="simple" xlink:show="embed" xlink:actuate="onLoad"/></draw:frame></text:p>
      <text:p text:style-name="P25"/>
      <text:p text:style-name="P25"><draw:frame draw:style-name="fr4" draw:name="Obraz14" text:anchor-type="paragraph" svg:x="1.953cm" svg:y="1.132cm" svg:width="12.091cm" svg:height="2.224cm" draw:z-index="13"><draw:image xlink:href="Pictures/2000000900002F3C000008B055FB0DB1.svm" xlink:type="simple" xlink:show="embed" xlink:actuate="onLoad"/></draw:frame>and use it like below <text:span text:style-name="T15">(main.cpp)</text:span></text:p>
      <text:p text:style-name="P25"/>
      <text:p text:style-name="P25"/>
      <text:p text:style-name="P25"/>
      <text:p text:style-name="P25"/>
      <text:p text:style-name="P25"/>
      <text:p text:style-name="P25"/>
      <text:p text:style-name="P25"/>
      <text:p text:style-name="P25"/>
      <text:p text:style-name="P25"/>
      <text:p text:style-name="P25"><text:soft-page-break/>For the first time it won't work, because root-&gt;findChild method can't find object name called "magicItem" wee need to go into QML and set appropriate object name to the item that contains all signals/slots that we are looking for.</text:p>
      <text:p text:style-name="P25"/>
      <text:p text:style-name="P26">Main.qml</text:p>
      <text:p text:style-name="P25"/>
      <text:p text:style-name="P25"><draw:frame draw:style-name="fr1" draw:name="Obraz15" text:anchor-type="paragraph" svg:width="12.25cm" svg:height="3.413cm" draw:z-index="14"><draw:image xlink:href="Pictures/2000000900002FDB00000D56EB87512A.svm" xlink:type="simple" xlink:show="embed" xlink:actuate="onLoad"/></draw:frame></text:p>
      <text:p text:style-name="P25"/>
      <text:p text:style-name="P25"/>
      <text:p text:style-name="P25"/>
      <text:p text:style-name="P25"/>
      <text:p text:style-name="P25"/>
      <text:p text:style-name="P25"/>
      <text:p text:style-name="P25"/>
      <text:p text:style-name="P25"/>
      <text:p text:style-name="P27">In the same way we can make a connection between c++ signal and QML slot. QML slot can looks like:</text:p>
      <text:p text:style-name="P27"/>
      <text:p text:style-name="P27"><draw:frame draw:style-name="fr1" draw:name="Obraz16" text:anchor-type="paragraph" svg:width="7.699cm" svg:height="3.679cm" draw:z-index="15"><draw:image xlink:href="Pictures/2000000900001E1400000E5F9E103C44.svm" xlink:type="simple" xlink:show="embed" xlink:actuate="onLoad"/></draw:frame></text:p>
      <text:p text:style-name="P27"/>
      <text:p text:style-name="P27"/>
      <text:p text:style-name="P27"/>
      <text:p text:style-name="P27"/>
      <text:p text:style-name="P27"/>
      <text:p text:style-name="P27"/>
      <text:p text:style-name="P27"/>
      <text:p text:style-name="P28"/>
      <text:p text:style-name="P29">Appropriate signal in c++ could looks like:</text:p>
      <text:p text:style-name="P29"/>
      <text:p text:style-name="P29">void magicSignal(const QVariant &amp;arg);</text:p>
      <text:p text:style-name="P29"/>
      <text:p text:style-name="P30">Note that, in javascript all variables has no well-defined types. That's why we are forced to use QVariant agains (for example) Q<text:span text:style-name="T20">S</text:span>tring. <text:span text:style-name="T16">Thanks to the ability to create slots in QML, we don't need to create our own list models. You can always define appropriate slots which will work directly on ListModel elements placed in QML. More informations here:</text:span></text:p>
      <text:p text:style-name="P30"/>
      <text:p text:style-name="P31"><text:a xlink:type="simple" xlink:href="http://qt-project.org/doc/qt-5/qml-qtqml-models-listmodel.html">http://qt-project.org/doc/qt-5/qml-qtqml-models-listmodel.html</text:a></text:p>
      <text:p text:style-name="P31"/>
      <text:p text:style-name="P31"><text:span text:style-name="T18">R</text:span>efer to the methods <text:span text:style-name="T17">of this QML object. </text:span></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7M39S</meta:editing-duration>
    <meta:editing-cycles>41</meta:editing-cycles>
    <meta:generator>LibreOffice/4.2.2.1$Windows_x86 LibreOffice_project/3be8cda0bddd8e430d8cda1ebfd581265cca5a0f</meta:generator>
    <dc:date>2014-10-06T18:06:50.172000000</dc:date>
    <meta:document-statistic meta:table-count="0" meta:image-count="16" meta:object-count="0" meta:page-count="7" meta:paragraph-count="56" meta:word-count="821" meta:character-count="5202" meta:non-whitespace-character-count="4419"/>
    <meta:user-defined meta:name="Info 1"/>
    <meta:user-defined meta:name="Info 2"/>
    <meta:user-defined meta:name="Info 3"/>
    <meta:user-defined meta:name="Info 4"/>
  </office:meta>
</office:document-meta>
</file>